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Endpoint.DynamicEndpoint( ComponentNameSpace componentName , ServiceEndpoint endpoint ,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Endpoint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Endpoint.getAsReferenc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Endpoint.getClass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ynamic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